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style:line-height-at-least="0.3335in" fo:text-indent="0in" style:auto-text-indent="false"/>
      <style:text-properties fo:font-variant="normal" fo:text-transform="none" fo:color="#212121" fo:letter-spacing="normal"/>
    </style:style>
    <style:style style:name="P2" style:family="paragraph" style:parent-style-name="Heading_20_3">
      <style:paragraph-properties fo:margin-left="0in" fo:margin-right="0in" style:line-height-at-least="0.3335in" fo:text-indent="0in" style:auto-text-indent="false"/>
      <style:text-properties fo:font-variant="normal" fo:text-transform="none" fo:color="#212121" fo:letter-spacing="normal" style:font-name-asian="Roboto" style:font-size-asian="15pt" style:font-style-asian="normal" style:font-weight-asian="normal"/>
    </style:style>
    <style:style style:name="P3" style:family="paragraph" style:parent-style-name="Heading_20_3">
      <style:paragraph-properties style:line-height-at-least="0.3335in" fo:padding-left="0in" fo:padding-right="0in" fo:padding-top="0in" fo:padding-bottom="0.0193in" fo:border-left="none" fo:border-right="none" fo:border-top="none" fo:border-bottom="0.06pt solid #ebebeb"/>
      <style:text-properties fo:font-variant="normal" fo:text-transform="none" style:font-name-asian="Roboto" style:font-size-asian="18pt" style:font-style-asian="normal"/>
    </style:style>
    <style:style style:name="P4" style:family="paragraph" style:parent-style-name="Text_20_body">
      <style:text-properties officeooo:paragraph-rsid="001d9027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Heading_20_2">
      <style:paragraph-properties style:line-height-at-least="0.3335in" fo:padding-left="0in" fo:padding-right="0in" fo:padding-top="0in" fo:padding-bottom="0.0193in" fo:border-left="none" fo:border-right="none" fo:border-top="none" fo:border-bottom="0.06pt solid #ebebeb"/>
      <style:text-properties fo:font-variant="normal" fo:text-transform="none" style:font-name="Roboto" fo:font-size="18pt" fo:font-style="normal" fo:font-weight="normal"/>
    </style:style>
    <style:style style:name="P7" style:family="paragraph" style:parent-style-name="Preformatted_20_Text">
      <style:paragraph-properties fo:margin-left="0in" fo:margin-right="0in" fo:line-height="100%" fo:text-indent="0in" style:auto-text-indent="false"/>
    </style:style>
    <style:style style:name="P8" style:family="paragraph" style:parent-style-name="Preformatted_20_Text">
      <style:paragraph-properties fo:margin-left="0in" fo:margin-right="0in" fo:line-height="100%" fo:text-align="start" style:justify-single-word="false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.1965in" loext:contextual-spacing="false" style:line-height-at-least="0.2083in" fo:text-indent="0in" style:auto-text-indent="false"/>
      <style:text-properties fo:font-variant="normal" fo:text-transform="none" fo:color="#37474f" style:font-name="Roboto Mono" fo:font-size="10.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>
      <style:paragraph-properties fo:margin-top="0in" fo:margin-bottom="0.1965in" loext:contextual-spacing="false" fo:line-height="100%"/>
    </style:style>
    <style:style style:name="P12" style:family="paragraph" style:parent-style-name="Preformatted_20_Text">
      <style:paragraph-properties fo:margin-top="0in" fo:margin-bottom="0.1965in" loext:contextual-spacing="false" fo:line-height="100%" fo:text-align="start" style:justify-single-word="false"/>
    </style:style>
    <style:style style:name="T1" style:family="text">
      <style:text-properties style:font-name="Roboto" fo:font-size="15pt" fo:font-style="normal" fo:font-weight="normal"/>
    </style:style>
    <style:style style:name="T2" style:family="text">
      <style:text-properties style:font-name-asian="Roboto" style:font-size-asian="15pt" style:font-style-asian="normal" style:font-weight-asian="normal"/>
    </style:style>
    <style:style style:name="T3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4" style:family="text">
      <style:text-properties fo:font-variant="normal" fo:text-transform="none" fo:color="#800000" style:font-name="Roboto" fo:font-size="15pt" fo:letter-spacing="normal" fo:font-style="normal" fo:font-weight="normal"/>
    </style:style>
    <style:style style:name="T5" style:family="text">
      <style:text-properties fo:color="#800000" style:font-name="Roboto" fo:font-size="15pt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16.04下载及编译Android源码</text:h>
      <text:p text:style-name="P5">置顶 2018年04月17日 19:50:12 <text:a xlink:type="simple" xlink:href="https://me.csdn.net/qq_28449863" office:target-frame-name="_blank" xlink:show="new" text:style-name="Internet_20_link" text:visited-style-name="Visited_20_Internet_20_Link">ztt0tian</text:a> 阅读数 3020更多 </text:p>
      <text:p text:style-name="P5">分类专栏： <text:a xlink:type="simple" xlink:href="https://blog.csdn.net/qq_28449863/article/category/7586978" office:target-frame-name="_blank" xlink:show="new" text:style-name="Internet_20_link" text:visited-style-name="Visited_20_Internet_20_Link">Linux </text:a><text:a xlink:type="simple" xlink:href="https://blog.csdn.net/qq_28449863/article/category/7586979" office:target-frame-name="_blank" xlink:show="new" text:style-name="Internet_20_link" text:visited-style-name="Visited_20_Internet_20_Link">Ubuntu </text:a><text:a xlink:type="simple" xlink:href="https://blog.csdn.net/qq_28449863/article/category/7599200" office:target-frame-name="_blank" xlink:show="new" text:style-name="Internet_20_link" text:visited-style-name="Visited_20_Internet_20_Link">Android </text:a></text:p>
      <text:section text:style-name="Sect1" text:name="article_content">
        <text:p text:style-name="P5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5">本文链接：<text:a xlink:type="simple" xlink:href="https://blog.csdn.net/qq_28449863/article/details/79978937" text:style-name="Internet_20_link" text:visited-style-name="Visited_20_Internet_20_Link">https://blog.csdn.net/qq_28449863/article/details/79978937</text:a> </text:p>
        <text:section text:style-name="Sect1" text:name="content_views">
          <text:p text:style-name="Text_20_body">我用的谷歌的安卓源码，以此记录下经历，尝试过使用清华源的，但是同步时有些莫名其妙的错误。很烦。（其实一开始用谷歌也很烦恼，因为对官方的文档看得不是很懂）</text:p>
          <text:p text:style-name="Text_20_body">官方那个文档：</text:p>
          <text:p text:style-name="Text_20_body"><text:a xlink:type="simple" xlink:href="https://source.android.com/setup/initializing" text:style-name="Internet_20_link" text:visited-style-name="Visited_20_Internet_20_Link">https://source.android.com/setup/initializing</text:a></text:p>
          <text:p text:style-name="Text_20_body"><text:a xlink:type="simple" xlink:href="https://source.android.com/setup/downloading" text:style-name="Internet_20_link" text:visited-style-name="Visited_20_Internet_20_Link">https://source.android.com/setup/downloading</text:a></text:p>
          <text:p text:style-name="Text_20_body">准备：</text:p>
          <text:p text:style-name="Text_20_body">1.最好是更新下源吧，因为有很多工具包要下载</text:p>
          <text:p text:style-name="Text_20_body">2.Ubuntu环境下F___Q(你懂得)</text:p>
          <text:p text:style-name="Text_20_body"/>
          <text:p text:style-name="Text_20_body">开始吧</text:p>
          <text:h text:style-name="Heading_20_3" text:outline-level="3"><text:bookmark text:name="t0"/>一、编译的软硬件环境需求</text:h>
          <text:h text:style-name="P1" text:outline-level="3"><text:bookmark text:name="t1"/><text:span text:style-name="T2">安装 </text:span><text:span text:style-name="T1">JDK</text:span><text:span text:style-name="T5">（如果不成功，建议换清华源）</text:span></text:h>
          <text:p text:style-name="P7"><text:span text:style-name="Source_20_Text"><text:span text:style-name="T3">sudo apt-get update</text:span></text:span></text:p>
          <text:p text:style-name="P11"><text:span text:style-name="Source_20_Text"><text:span text:style-name="T3">sudo apt-get install openjdk-8-jdk</text:span></text:span></text:p>
          <text:h text:style-name="P2" text:outline-level="3"><text:bookmark text:name="t2"/>安装所需的程序包 </text:h>
          <text:p text:style-name="P9">sudo apt-get install git-core gnupg flex bison gperf build-essential zip curl zlib1g-dev gcc-multilib g++-multilib libc6-dev-i386 lib32ncurses5-dev x11proto-core-dev libx11-dev lib32z-dev ccache libgl1-mesa-dev libxml2-utils xsltproc unzip</text:p>
          <text:p text:style-name="P4">这是对应14.04的程序包，保险起见再运行下这个吧：<text:span text:style-name="T4">（如果不成功，建议换清华源）</text:span></text:p>
          <text:p text:style-name="Preformatted_20_Text"><text:span text:style-name="Source_20_Text">sudo apt-get install -y git flex bison gperf build-essential libncurses5-dev:i386 </text:span></text:p>
          <text:p text:style-name="Preformatted_20_Text"><text:span text:style-name="Source_20_Text">sudo apt-get install libx11-dev:i386 libreadline6-dev:i386 libgl1-mesa-dev g++-multilib </text:span></text:p>
          <text:p text:style-name="Preformatted_20_Text"><text:span text:style-name="Source_20_Text">sudo apt-get install tofrodos python-markdown libxml2-utils xsltproc zlib1g-dev:i386 </text:span></text:p>
          <text:p text:style-name="Preformatted_20_Text"><text:span text:style-name="Source_20_Text">sudo apt-get install dpkg-dev libsdl1.2-dev libesd0-dev</text:span></text:p>
          <text:p text:style-name="Preformatted_20_Text"><text:span text:style-name="Source_20_Text">sudo apt-get install git-core gnupg flex bison gperf build-essential <text:s/></text:span></text:p>
          <text:p text:style-name="Preformatted_20_Text"><text:span text:style-name="Source_20_Text">sudo apt-get install zip curl zlib1g-dev gcc-multilib g++-multilib </text:span></text:p>
          <text:p text:style-name="Preformatted_20_Text"><text:span text:style-name="Source_20_Text">sudo apt-get install libc6-dev-i386 </text:span></text:p>
          <text:p text:style-name="Preformatted_20_Text"><text:span text:style-name="Source_20_Text">sudo apt-get install lib32ncurses5-dev x11proto-core-dev libx11-dev </text:span></text:p>
          <text:p text:style-name="Preformatted_20_Text"><text:soft-page-break/><text:span text:style-name="Source_20_Text">sudo apt-get install lib32z-dev ccache</text:span></text:p>
          <text:p text:style-name="P10"><text:span text:style-name="Source_20_Text">sudo apt-get install libgl1-mesa-dev libxml2-utils xsltproc unzip m4</text:span></text:p>
          <text:p text:style-name="Text_20_body">参考的<text:a xlink:type="simple" xlink:href="https://blog.csdn.net/fuchaosz/article/details/51487585" text:style-name="Internet_20_link" text:visited-style-name="Visited_20_Internet_20_Link">https://blog.csdn.net/fuchaosz/article/details/51487585</text:a></text:p>
          <text:p text:style-name="Text_20_body">至此环境就弄完了。</text:p>
          <text:h text:style-name="P3" text:outline-level="3"><text:bookmark text:name="t3"/>二、下载源代码</text:h>
          <text:p text:style-name="Text_20_body">重点，就是这里非常烦。不管是换成国内的源还是F__Q总在init的时候出问题，要么就是Network Unreachable，要么就是Connect time out简直头大。百度半天也解决不来。</text:p>
          <text:h text:style-name="P6" text:outline-level="2"><text:bookmark text:name="t4"/>Installing Repo</text:h>
          <text:p text:style-name="P8"><text:span text:style-name="Source_20_Text"><text:span text:style-name="T3">mkdir ~/bin</text:span></text:span></text:p>
          <text:p text:style-name="P12"><text:span text:style-name="Source_20_Text"><text:span text:style-name="T3">PATH=~/bin:$PATH</text:span></text:span></text:p>
          <text:p text:style-name="P8"><text:span text:style-name="Source_20_Text"><text:span text:style-name="T3">curl https://storage.googleapis.com/git-repo-downloads/repo &gt; ~/bin/repo</text:span></text:span></text:p>
          <text:p text:style-name="P12"><text:span text:style-name="Source_20_Text"><text:span text:style-name="T3">chmod a+x ~/bin/repo</text:span></text:span></text:p>
          <text:h text:style-name="P6" text:outline-level="2"><text:bookmark text:name="t5"/>Initializing a Repo client</text:h>
          <text:p text:style-name="P8"><text:span text:style-name="Source_20_Text"><text:span text:style-name="T3">mkdir WORKING_DIRECTORY</text:span></text:span></text:p>
          <text:p text:style-name="P12"><text:span text:style-name="Source_20_Text"><text:span text:style-name="T3">cd WORKING_DIRECTORY</text:span></text:span></text:p>
          <text:p text:style-name="P8"><text:span text:style-name="Source_20_Text"><text:span text:style-name="T3">git config --global user.name "Your Name"</text:span></text:span></text:p>
          <text:p text:style-name="P12"><text:span text:style-name="Source_20_Text"><text:span text:style-name="T3">git config --global user.email "you@example.com"</text:span></text:span></text:p>
          <text:p text:style-name="Text_20_body">这里的邮箱账号要是你注册过的Google邮箱，后面会用到的</text:p>
          <text:p text:style-name="Text_20_body">我推荐你直接使用这个链接初始化（在这之前先进行using Authentication，还有设置代理）</text:p>
          <text:p text:style-name="P9">repo init -u https://android.googlesource.com/a/platform/manifest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9:53:43.381947259</meta:creation-date>
    <dc:date>2019-09-10T09:55:09.043593472</dc:date>
    <meta:editing-duration>PT1M25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2" meta:paragraph-count="47" meta:word-count="552" meta:character-count="2073" meta:non-whitespace-character-count="1930"/>
  </office:meta>
</office:document-meta>
</file>